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/>
    <style:font-face style:name="Noto Sans2" svg:font-family="'Noto Sans'" style:font-family-generic="system" style:font-pitch="variable"/>
    <style:font-face style:name="NotoColorEmoji" svg:font-family="NotoColorEmoji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34cm" svg:stroke-color="#aaaaaa" draw:stroke-linejoin="miter" svg:stroke-linecap="butt" draw:fill="none" fo:padding-top="0.017cm" fo:padding-bottom="0.017cm" fo:padding-left="0.017cm" fo:padding-right="0.017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39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aaaaaa" draw:stroke-linejoin="miter" svg:stroke-linecap="butt" draw:fill="none" fo:padding-top="0.017cm" fo:padding-bottom="0.017cm" fo:padding-left="0.017cm" fo:padding-right="0.017cm" loext:decorative="false"/>
    </style:style>
    <style:style style:name="gr9" style:family="graphic" style:parent-style-name="standard">
      <style:graphic-properties draw:stroke="solid" svg:stroke-width="0.028cm" svg:stroke-color="#aaaaaa" draw:stroke-linejoin="miter" svg:stroke-linecap="butt" draw:fill="none" fo:padding-top="0.014cm" fo:padding-bottom="0.014cm" fo:padding-left="0.014cm" fo:padding-right="0.014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0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9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10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T1" style:family="text">
      <style:text-properties fo:color="#000000" loext:opacity="100%" style:font-name="Noto Sans1" fo:font-size="11pt" fo:font-weight="normal" style:font-name-asian="Noto Sans1" style:font-size-asian="11pt" style:font-weight-asian="normal" style:font-name-complex="Noto Sans1" style:font-size-complex="11pt" style:font-weight-complex="normal"/>
    </style:style>
    <style:style style:name="T2" style:family="text">
      <style:text-properties fo:color="#000000" loext:opacity="100%" style:font-name="Noto Sans1" fo:font-size="11pt" fo:font-weight="bold" style:font-name-asian="Noto Sans1" style:font-size-asian="11pt" style:font-weight-asian="bold" style:font-name-complex="Noto Sans1" style:font-size-complex="11pt" style:font-weight-complex="bold"/>
    </style:style>
    <style:style style:name="T3" style:family="text">
      <style:text-properties fo:color="#000000" loext:opacity="100%" style:font-name="Noto Sans1" fo:font-size="7pt" fo:font-weight="normal" style:font-name-asian="Noto Sans1" style:font-size-asian="7pt" style:font-weight-asian="normal" style:font-name-complex="Noto Sans1" style:font-size-complex="7pt" style:font-weight-complex="normal"/>
    </style:style>
    <style:style style:name="T4" style:family="text">
      <style:text-properties fo:color="#000000" loext:opacity="100%" style:font-name="Noto Sans1" fo:font-size="11pt" fo:font-style="italic" fo:font-weight="normal" style:font-name-asian="Noto Sans1" style:font-size-asian="11pt" style:font-style-asian="italic" style:font-weight-asian="normal" style:font-name-complex="Noto Sans1" style:font-size-complex="11pt" style:font-style-complex="italic" style:font-weight-complex="normal"/>
    </style:style>
    <style:style style:name="T5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fo:color="#000000" loext:opacity="100%" style:font-name="Arial" fo:font-size="11.3000001907349pt" fo:font-weight="normal" style:font-name-asian="Arial" style:font-size-asian="11.3000001907349pt" style:font-weight-asian="normal" style:font-name-complex="Arial" style:font-size-complex="11.3000001907349pt" style:font-weight-complex="normal"/>
    </style:style>
    <style:style style:name="T7" style:family="text">
      <style:text-properties fo:color="#000000" loext:opacity="100%" style:font-name="NotoColorEmoji" fo:font-size="8.69999980926514pt" fo:font-weight="normal" style:font-name-asian="NotoColorEmoji" style:font-size-asian="8.69999980926514pt" style:font-weight-asian="normal" style:font-name-complex="NotoColorEmoji" style:font-size-complex="8.69999980926514pt" style:font-weight-complex="normal"/>
    </style:style>
    <style:style style:name="T8" style:family="text">
      <style:text-properties fo:color="#000000" loext:opacity="100%" style:font-name="NotoColorEmoji" fo:font-size="9.30000019073486pt" fo:font-weight="normal" style:font-name-asian="NotoColorEmoji" style:font-size-asian="9.30000019073486pt" style:font-weight-asian="normal" style:font-name-complex="NotoColorEmoji" style:font-size-complex="9.30000019073486pt" style:font-weight-complex="normal" style:text-scale="95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2" draw:layer="layout" svg:width="3.836cm" svg:height="0.028cm" svg:x="8.878cm" svg:y="2.953cm" svg:viewBox="0 0 3837 29" draw:points="0,29 3837,29 3837,0 0,0">
          <text:p/>
        </draw:polygon>
        <draw:frame draw:style-name="gr3" draw:text-style-name="P4" draw:layer="layout" svg:width="1.73cm" svg:height="0.53cm" svg:x="17.572cm" svg:y="26.154cm">
          <draw:text-box>
            <text:p text:style-name="P3"><text:span text:style-name="T1">5/7/2024 </text:span></text:p>
          </draw:text-box>
        </draw:frame>
        <draw:frame draw:style-name="gr3" draw:text-style-name="P4" draw:layer="layout" svg:width="4.641cm" svg:height="0.53cm" svg:x="8.878cm" svg:y="2.496cm">
          <draw:text-box>
            <text:p text:style-name="P3"><text:span text:style-name="T2">AFFIDAVIT OF SUPPORT </text:span></text:p>
          </draw:text-box>
        </draw:frame>
        <draw:frame draw:style-name="gr3" draw:text-style-name="P4" draw:layer="layout" svg:width="17.721cm" svg:height="0.53cm" svg:x="2.5cm" svg:y="3.035cm">
          <draw:text-box>
            <text:p text:style-name="P3"><text:span text:style-name="T1">If a family member or friend is sponsoring you financially while at Johns Hopkins University, they </text:span></text:p>
          </draw:text-box>
        </draw:frame>
        <draw:frame draw:style-name="gr3" draw:text-style-name="P4" draw:layer="layout" svg:width="17.531cm" svg:height="0.53cm" svg:x="2.5cm" svg:y="3.564cm">
          <draw:text-box>
            <text:p text:style-name="P3"><text:span text:style-name="T1">must complete this form. If a single bank document lists two account holders, only one account </text:span></text:p>
          </draw:text-box>
        </draw:frame>
        <draw:frame draw:style-name="gr3" draw:text-style-name="P4" draw:layer="layout" svg:width="17.186cm" svg:height="0.53cm" svg:x="2.5cm" svg:y="4.093cm">
          <draw:text-box>
            <text:p text:style-name="P3"><text:span text:style-name="T1">holder must complete this form. <text:s/>If you are providing multiple bank documents from multiple </text:span></text:p>
          </draw:text-box>
        </draw:frame>
        <draw:frame draw:style-name="gr3" draw:text-style-name="P4" draw:layer="layout" svg:width="17.868cm" svg:height="0.53cm" svg:x="2.5cm" svg:y="4.622cm">
          <draw:text-box>
            <text:p text:style-name="P3"><text:span text:style-name="T1">sponsors, each <text:s/>sponsor must complete a separate affidavit confirming the total funding they are </text:span></text:p>
          </draw:text-box>
        </draw:frame>
        <draw:frame draw:style-name="gr3" draw:text-style-name="P4" draw:layer="layout" svg:width="3.368cm" svg:height="0.53cm" svg:x="2.5cm" svg:y="5.151cm">
          <draw:text-box>
            <text:p text:style-name="P3"><text:span text:style-name="T1">willing to provide. </text:span></text:p>
          </draw:text-box>
        </draw:frame>
        <draw:frame draw:style-name="gr3" draw:text-style-name="P4" draw:layer="layout" svg:width="9.597cm" svg:height="0.53cm" svg:x="2.5cm" svg:y="5.892cm">
          <draw:text-box>
            <text:p text:style-name="P3"><text:span text:style-name="T1">Student’s Name: _____________________________________ </text:span></text:p>
          </draw:text-box>
        </draw:frame>
        <draw:frame draw:style-name="gr3" draw:text-style-name="P4" draw:layer="layout" svg:width="10.83cm" svg:height="0.53cm" svg:x="2.5cm" svg:y="6.632cm">
          <draw:text-box>
            <text:p text:style-name="P3"><text:span text:style-name="T1">Student’s Date of Birth: _____________________________________ </text:span></text:p>
          </draw:text-box>
        </draw:frame>
        <draw:frame draw:style-name="gr3" draw:text-style-name="P4" draw:layer="layout" svg:width="16.848cm" svg:height="0.53cm" svg:x="2.54cm" svg:y="7.715cm">
          <draw:text-box>
            <text:p text:style-name="P3"><text:span text:style-name="T1">I, ________________________________________, <text:s/>will support ___________________________ with no less </text:span></text:p>
          </draw:text-box>
        </draw:frame>
        <draw:frame draw:style-name="gr4" draw:text-style-name="P5" draw:layer="layout" svg:width="1.044cm" svg:height="0.335cm" svg:x="4.867cm" svg:y="8.232cm">
          <draw:text-box>
            <text:p text:style-name="P3"><text:span text:style-name="T3"><text:s text:c="2"/></text:span><text:span text:style-name="T3">(NAME) </text:span></text:p>
          </draw:text-box>
        </draw:frame>
        <draw:frame draw:style-name="gr4" draw:text-style-name="P5" draw:layer="layout" svg:width="2.247cm" svg:height="0.335cm" svg:x="13.612cm" svg:y="8.095cm">
          <draw:text-box>
            <text:p text:style-name="P3"><text:span text:style-name="T3"><text:s/></text:span><text:span text:style-name="T3">(STUDENT’S NAME)</text:span></text:p>
          </draw:text-box>
        </draw:frame>
        <draw:frame draw:style-name="gr3" draw:text-style-name="P4" draw:layer="layout" svg:width="9.375cm" svg:height="0.53cm" svg:x="2.54cm" svg:y="8.737cm">
          <draw:text-box>
            <text:p text:style-name="P3"><text:span text:style-name="T1">than US $ __________________________ for (check one): </text:span></text:p>
          </draw:text-box>
        </draw:frame>
        <draw:frame draw:style-name="gr4" draw:text-style-name="P5" draw:layer="layout" svg:width="1.351cm" svg:height="0.335cm" svg:x="5.268cm" svg:y="9.255cm">
          <draw:text-box>
            <text:p text:style-name="P3"><text:span text:style-name="T3"><text:s text:c="2"/></text:span><text:span text:style-name="T3">(AMOUNT)</text:span></text:p>
          </draw:text-box>
        </draw:frame>
        <draw:frame draw:style-name="gr3" draw:text-style-name="P4" draw:layer="layout" svg:width="11.674cm" svg:height="0.53cm" svg:x="3.811cm" svg:y="9.759cm">
          <draw:text-box>
            <text:p text:style-name="P3"><text:span text:style-name="T1">their first academic year at JHU (check this box for F-1 students) </text:span></text:p>
          </draw:text-box>
        </draw:frame>
        <draw:frame draw:style-name="gr3" draw:text-style-name="P4" draw:layer="layout" svg:width="12.286cm" svg:height="0.53cm" svg:x="3.811cm" svg:y="10.272cm">
          <draw:text-box>
            <text:p text:style-name="P3"><text:span text:style-name="T1">the duration of their studies at JHU (check this box for J-1 students) </text:span></text:p>
          </draw:text-box>
        </draw:frame>
        <draw:polygon draw:style-name="gr2" draw:text-style-name="P2" draw:layer="layout" svg:width="0.861cm" svg:height="0.026cm" svg:x="11.801cm" svg:y="11.752cm" svg:viewBox="0 0 862 27" draw:points="0,27 862,27 862,0 0,0">
          <text:p/>
        </draw:polygon>
        <draw:frame draw:style-name="gr3" draw:text-style-name="P4" draw:layer="layout" svg:width="16.716cm" svg:height="0.53cm" svg:x="3.811cm" svg:y="10.784cm">
          <draw:text-box>
            <text:p text:style-name="P3"><text:span text:style-name="T1">this student already has an I-20/DS-2019 and I am supporting them for the additional time <text:s/></text:span></text:p>
          </draw:text-box>
        </draw:frame>
        <draw:frame draw:style-name="gr3" draw:text-style-name="P4" draw:layer="layout" svg:width="16.471cm" svg:height="0.53cm" svg:x="3.811cm" svg:y="11.294cm">
          <draw:text-box>
            <text:p text:style-name="P3"><text:span text:style-name="T1">needed to complete their program (check this box ONLY if the student is already studying </text:span></text:p>
          </draw:text-box>
        </draw:frame>
        <draw:frame draw:style-name="gr3" draw:text-style-name="P4" draw:layer="layout" svg:width="10.333cm" svg:height="0.53cm" svg:x="3.811cm" svg:y="11.823cm">
          <draw:text-box>
            <text:p text:style-name="P3"><text:span text:style-name="T1">at JHU and is applying for an I-20 or DS-2019 extension). </text:span></text:p>
          </draw:text-box>
        </draw:frame>
        <draw:frame draw:style-name="gr3" draw:text-style-name="P4" draw:layer="layout" svg:width="17.82cm" svg:height="0.53cm" svg:x="2.54cm" svg:y="12.828cm">
          <draw:text-box>
            <text:p text:style-name="P3"><text:span text:style-name="T1">I have provided financial documentation of liquid assets to the student to provide to the Office of </text:span></text:p>
          </draw:text-box>
        </draw:frame>
        <draw:frame draw:style-name="gr3" draw:text-style-name="P4" draw:layer="layout" svg:width="4.285cm" svg:height="0.53cm" svg:x="2.54cm" svg:y="13.339cm">
          <draw:text-box>
            <text:p text:style-name="P3"><text:span text:style-name="T1">International Services. <text:s/></text:span></text:p>
          </draw:text-box>
        </draw:frame>
        <draw:frame draw:style-name="gr3" draw:text-style-name="P4" draw:layer="layout" svg:width="11.567cm" svg:height="0.53cm" svg:x="2.54cm" svg:y="14.362cm">
          <draw:text-box>
            <text:p text:style-name="P3"><text:span text:style-name="T1">Indicate your support of the student’s dependents (check one): </text:span></text:p>
          </draw:text-box>
        </draw:frame>
        <draw:frame draw:style-name="gr3" draw:text-style-name="P4" draw:layer="layout" svg:width="7.642cm" svg:height="0.53cm" svg:x="3.811cm" svg:y="15.155cm">
          <draw:text-box>
            <text:p text:style-name="P3"><text:span text:style-name="T1">I WILL support the student’s dependents. </text:span></text:p>
          </draw:text-box>
        </draw:frame>
        <draw:frame draw:style-name="gr3" draw:text-style-name="P4" draw:layer="layout" svg:width="8.56cm" svg:height="0.53cm" svg:x="3.811cm" svg:y="15.666cm">
          <draw:text-box>
            <text:p text:style-name="P3"><text:span text:style-name="T1">I WILL NOT support the student’s dependents. </text:span></text:p>
          </draw:text-box>
        </draw:frame>
        <draw:frame draw:style-name="gr3" draw:text-style-name="P4" draw:layer="layout" svg:width="7.36cm" svg:height="0.53cm" svg:x="3.811cm" svg:y="16.178cm">
          <draw:text-box>
            <text:p text:style-name="P3"><text:span text:style-name="T1">The student does not have dependents. </text:span></text:p>
          </draw:text-box>
        </draw:frame>
        <draw:frame draw:style-name="gr3" draw:text-style-name="P4" draw:layer="layout" svg:width="17.299cm" svg:height="0.53cm" svg:x="2.54cm" svg:y="17.2cm">
          <draw:text-box>
            <text:p text:style-name="P3"><text:span text:style-name="T1">I have reviewed and understand the estimated minimum expenses required. I agree that I will </text:span></text:p>
          </draw:text-box>
        </draw:frame>
        <draw:frame draw:style-name="gr3" draw:text-style-name="P4" draw:layer="layout" svg:width="17.686cm" svg:height="0.53cm" svg:x="2.54cm" svg:y="17.729cm">
          <draw:text-box>
            <text:p text:style-name="P3"><text:span text:style-name="T1">provide the above-stated financial support. I understand that failure to provide the above stated </text:span></text:p>
          </draw:text-box>
        </draw:frame>
        <draw:frame draw:style-name="gr3" draw:text-style-name="P4" draw:layer="layout" svg:width="16.76cm" svg:height="0.53cm" svg:x="2.54cm" svg:y="18.258cm">
          <draw:text-box>
            <text:p text:style-name="P3"><text:span text:style-name="T1">amount can result in a violation of the student’s immigration status and the loss of benefits </text:span></text:p>
          </draw:text-box>
        </draw:frame>
        <draw:frame draw:style-name="gr3" draw:text-style-name="P4" draw:layer="layout" svg:width="17.101cm" svg:height="0.53cm" svg:x="2.54cm" svg:y="18.787cm">
          <draw:text-box>
            <text:p text:style-name="P3"><text:span text:style-name="T1">associated with this status. <text:s/>I certify that all the information on this form is true and accurate. </text:span></text:p>
          </draw:text-box>
        </draw:frame>
        <draw:frame draw:style-name="gr3" draw:text-style-name="P4" draw:layer="layout" svg:width="17.933cm" svg:height="0.53cm" svg:x="2.54cm" svg:y="19.526cm">
          <draw:text-box>
            <text:p text:style-name="P3"><text:span text:style-name="T4">The sponsor’s signature below should reflect an original signature unique to the sponsor. The signature </text:span></text:p>
          </draw:text-box>
        </draw:frame>
        <draw:frame draw:style-name="gr3" draw:text-style-name="P4" draw:layer="layout" svg:width="16.859cm" svg:height="0.53cm" svg:x="2.54cm" svg:y="20.039cm">
          <draw:text-box>
            <text:p text:style-name="P3"><text:span text:style-name="T4">can be signed in ink, a DocuSign signature, an adobe certified signature, a digital replication of a </text:span></text:p>
          </draw:text-box>
        </draw:frame>
        <draw:frame draw:style-name="gr3" draw:text-style-name="P4" draw:layer="layout" svg:width="11.743cm" svg:height="0.53cm" svg:x="2.54cm" svg:y="20.549cm">
          <draw:text-box>
            <text:p text:style-name="P3"><text:span text:style-name="T4">signature, or a drawn signature. A typed signature is not sufficient. <text:s/></text:span></text:p>
          </draw:text-box>
        </draw:frame>
        <draw:frame draw:style-name="gr3" draw:text-style-name="P4" draw:layer="layout" svg:width="11.523cm" svg:height="0.53cm" svg:x="2.54cm" svg:y="21.342cm">
          <draw:text-box>
            <text:p text:style-name="P3"><text:span text:style-name="T1">Sponsor’s Name (printed): ______________________________________ </text:span></text:p>
          </draw:text-box>
        </draw:frame>
        <draw:frame draw:style-name="gr3" draw:text-style-name="P4" draw:layer="layout" svg:width="10.095cm" svg:height="0.53cm" svg:x="2.54cm" svg:y="22.136cm">
          <draw:text-box>
            <text:p text:style-name="P3"><text:span text:style-name="T1">Relationship to student: ________________________________ </text:span></text:p>
          </draw:text-box>
        </draw:frame>
        <draw:frame draw:style-name="gr3" draw:text-style-name="P4" draw:layer="layout" svg:width="10.005cm" svg:height="0.53cm" svg:x="2.54cm" svg:y="22.93cm">
          <draw:text-box>
            <text:p text:style-name="P3"><text:span text:style-name="T1">Sponsor’s Signature: ___________________________________ </text:span></text:p>
          </draw:text-box>
        </draw:frame>
        <draw:frame draw:style-name="gr3" draw:text-style-name="P4" draw:layer="layout" svg:width="9.299cm" svg:height="0.53cm" svg:x="2.54cm" svg:y="23.724cm">
          <draw:text-box>
            <text:p text:style-name="P3"><text:span text:style-name="T1">Date: _______________________________________________ </text:span></text:p>
          </draw:text-box>
        </draw:frame>
        <draw:frame draw:style-name="gr5" draw:text-style-name="P6" draw:layer="layout" svg:width="3.389cm" svg:height="0.475cm" svg:x="5.992cm" svg:y="5.737cm">
          <draw:text-box>
            <text:p text:style-name="P3"><text:span text:style-name="T5">NIKHIL CHOPPA </text:span></text:p>
          </draw:text-box>
        </draw:frame>
        <draw:frame draw:style-name="gr5" draw:text-style-name="P6" draw:layer="layout" svg:width="2.121cm" svg:height="0.475cm" svg:x="6.945cm" svg:y="6.529cm">
          <draw:text-box>
            <text:p text:style-name="P3"><text:span text:style-name="T5">05/21/2002</text:span></text:p>
          </draw:text-box>
        </draw:frame>
        <draw:frame draw:style-name="gr5" draw:text-style-name="P6" draw:layer="layout" svg:width="6.519cm" svg:height="0.475cm" svg:x="2.911cm" svg:y="7.62cm">
          <draw:text-box>
            <text:p text:style-name="P3"><text:span text:style-name="T5">Mr. Galapa &amp; Mrs Manjula Choppa</text:span></text:p>
          </draw:text-box>
        </draw:frame>
        <draw:polygon draw:style-name="gr1" draw:text-style-name="P1" draw:layer="layout" svg:width="0.415cm" svg:height="0.439cm" svg:x="3.325cm" svg:y="9.848cm" svg:viewBox="0 0 416 440" draw:points="0,440 416,440 416,0 0,0">
          <text:p/>
        </draw:polygon>
        <draw:polygon draw:style-name="gr6" draw:text-style-name="P7" draw:layer="layout" svg:width="0.381cm" svg:height="0.404cm" svg:x="3.342cm" svg:y="9.865cm" svg:viewBox="0 0 382 405" draw:points="0,405 382,405 382,0 0,0">
          <text:p/>
        </draw:polygon>
        <draw:frame draw:style-name="gr7" draw:text-style-name="P8" draw:layer="layout" svg:width="3.186cm" svg:height="0.446cm" svg:x="13.284cm" svg:y="7.668cm">
          <draw:text-box>
            <text:p text:style-name="P3"><text:span text:style-name="T6">NIKHIL CHOPPA </text:span></text:p>
          </draw:text-box>
        </draw:frame>
        <draw:polygon draw:style-name="gr1" draw:text-style-name="P1" draw:layer="layout" svg:width="0.415cm" svg:height="0.439cm" svg:x="3.325cm" svg:y="10.344cm" svg:viewBox="0 0 416 440" draw:points="0,440 416,440 416,0 0,0">
          <text:p/>
        </draw:polygon>
        <draw:polygon draw:style-name="gr8" draw:text-style-name="P7" draw:layer="layout" svg:width="0.381cm" svg:height="0.403cm" svg:x="3.342cm" svg:y="10.362cm" svg:viewBox="0 0 382 404" draw:points="0,404 382,404 382,0 0,0">
          <text:p/>
        </draw:polygon>
        <draw:polygon draw:style-name="gr1" draw:text-style-name="P1" draw:layer="layout" svg:width="0.429cm" svg:height="0.441cm" svg:x="3.302cm" svg:y="10.919cm" svg:viewBox="0 0 430 442" draw:points="0,442 430,442 430,0 0,0">
          <text:p/>
        </draw:polygon>
        <draw:polygon draw:style-name="gr6" draw:text-style-name="P7" draw:layer="layout" svg:width="0.393cm" svg:height="0.404cm" svg:x="3.319cm" svg:y="10.938cm" svg:viewBox="0 0 394 405" draw:points="0,405 394,405 394,0 0,0">
          <text:p/>
        </draw:polygon>
        <draw:polygon draw:style-name="gr1" draw:text-style-name="P1" draw:layer="layout" svg:width="0.415cm" svg:height="0.438cm" svg:x="3.325cm" svg:y="15.263cm" svg:viewBox="0 0 416 439" draw:points="0,439 416,439 416,0 0,0">
          <text:p/>
        </draw:polygon>
        <draw:polygon draw:style-name="gr9" draw:text-style-name="P7" draw:layer="layout" svg:width="0.387cm" svg:height="0.41cm" svg:x="3.339cm" svg:y="15.277cm" svg:viewBox="0 0 388 411" draw:points="0,411 388,411 388,0 0,0">
          <text:p/>
        </draw:polygon>
        <draw:polygon draw:style-name="gr1" draw:text-style-name="P1" draw:layer="layout" svg:width="0.415cm" svg:height="0.438cm" svg:x="3.325cm" svg:y="15.771cm" svg:viewBox="0 0 416 439" draw:points="0,439 416,439 416,0 0,0">
          <text:p/>
        </draw:polygon>
        <draw:polygon draw:style-name="gr9" draw:text-style-name="P7" draw:layer="layout" svg:width="0.387cm" svg:height="0.41cm" svg:x="3.339cm" svg:y="15.785cm" svg:viewBox="0 0 388 411" draw:points="0,411 388,411 388,0 0,0">
          <text:p/>
        </draw:polygon>
        <draw:polygon draw:style-name="gr1" draw:text-style-name="P1" draw:layer="layout" svg:width="0.415cm" svg:height="0.439cm" svg:x="3.325cm" svg:y="16.29cm" svg:viewBox="0 0 416 440" draw:points="0,440 416,440 416,0 0,0">
          <text:p/>
        </draw:polygon>
        <draw:polygon draw:style-name="gr9" draw:text-style-name="P7" draw:layer="layout" svg:width="0.387cm" svg:height="0.409cm" svg:x="3.339cm" svg:y="16.305cm" svg:viewBox="0 0 388 410" draw:points="0,410 388,410 388,0 0,0">
          <text:p/>
        </draw:polygon>
        <draw:frame draw:style-name="gr5" draw:text-style-name="P6" draw:layer="layout" svg:width="1.297cm" svg:height="0.475cm" svg:x="4.425cm" svg:y="8.752cm">
          <draw:text-box>
            <text:p text:style-name="P3"><text:span text:style-name="T5">91,435</text:span></text:p>
          </draw:text-box>
        </draw:frame>
        <draw:frame draw:style-name="gr10" draw:text-style-name="P9" draw:layer="layout" svg:width="0.387cm" svg:height="0.365cm" svg:x="3.403cm" svg:y="9.888cm">
          <draw:text-box>
            <text:p text:style-name="P3"><text:span text:style-name="T7">✔</text:span></text:p>
          </draw:text-box>
        </draw:frame>
        <draw:frame draw:style-name="gr11" draw:text-style-name="P10" draw:layer="layout" svg:width="0.387cm" svg:height="0.382cm" svg:x="3.401cm" svg:y="16.313cm">
          <draw:text-box>
            <text:p text:style-name="P3"><text:span text:style-name="T8">✔</text:span></text:p>
          </draw:text-box>
        </draw:frame>
        <draw:frame draw:style-name="gr7" draw:text-style-name="P8" draw:layer="layout" svg:width="2.877cm" svg:height="0.446cm" svg:x="7.262cm" svg:y="22.084cm">
          <draw:text-box>
            <text:p text:style-name="P3"><text:span text:style-name="T6">Father &amp; Mother</text:span></text:p>
          </draw:text-box>
        </draw:frame>
        <draw:frame draw:style-name="gr5" draw:text-style-name="P6" draw:layer="layout" svg:width="6.402cm" svg:height="0.475cm" svg:x="7.528cm" svg:y="21.293cm">
          <draw:text-box>
            <text:p text:style-name="P3"><text:span text:style-name="T5">Mr. Galapa &amp; Mrs ManjulaChopp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/>
    <style:font-face style:name="Noto Sans2" svg:font-family="'Noto Sans'" style:font-family-generic="system" style:font-pitch="variable"/>
    <style:font-face style:name="NotoColorEmoji" svg:font-family="NotoColorEmoji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2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11-26T13:02:32.284688085</meta:print-date>
    <meta:printed-by>PDF files</meta:printed-by>
    <dc:date>2024-11-26T13:14:06.071625842</dc:date>
    <meta:editing-duration>PT11M33S</meta:editing-duration>
    <meta:editing-cycles>1</meta:editing-cycles>
    <meta:document-statistic meta:object-count="60"/>
    <meta:generator>LibreOffice/24.8.3.2$Linux_X86_64 LibreOffice_project/480$Build-2</meta:generator>
  </office:meta>
</office:document-meta>
</file>